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expected_x</text:p>
          </table:table-cell>
          <table:table-cell table:style-name="ce1" office:value-type="string" calcext:value-type="string">
            <text:p>expected_y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D4]*9/5+32)*2+32" office:value-type="float" office:value="456" calcext:value-type="float">
            <text:p>456</text:p>
          </table:table-cell>
          <table:table-cell table:formula="of:=([.E4]*9/5+32)*2+32" office:value-type="float" office:value="96" calcext:value-type="float">
            <text:p>96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D5]*9/5+32)*2+32" office:value-type="float" office:value="96" calcext:value-type="float">
            <text:p>96</text:p>
          </table:table-cell>
          <table:table-cell table:formula="of:=([.E5]*9/5+32)*2+32" office:value-type="float" office:value="456" calcext:value-type="float">
            <text:p>456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([.D6]*9/5+32)*2+32" office:value-type="float" office:value="96" calcext:value-type="float">
            <text:p>96</text:p>
          </table:table-cell>
          <table:table-cell table:formula="of:=([.E6]*9/5+32)*2+32" office:value-type="float" office:value="492" calcext:value-type="float">
            <text:p>49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([.D7]*9/5+32)*2+32" office:value-type="float" office:value="96" calcext:value-type="float">
            <text:p>96</text:p>
          </table:table-cell>
          <table:table-cell table:formula="of:=([.E7]*9/5+32)*2+32" office:value-type="float" office:value="528" calcext:value-type="float">
            <text:p>528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([.D8]*9/5+32)*2+32" office:value-type="float" office:value="96" calcext:value-type="float">
            <text:p>96</text:p>
          </table:table-cell>
          <table:table-cell table:formula="of:=([.E8]*9/5+32)*2+32" office:value-type="float" office:value="564" calcext:value-type="float">
            <text:p>56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D9]*9/5+32)*2+32" office:value-type="float" office:value="-264" calcext:value-type="float">
            <text:p>-264</text:p>
          </table:table-cell>
          <table:table-cell table:formula="of:=([.E9]*9/5+32)*2+32" office:value-type="float" office:value="96" calcext:value-type="float">
            <text:p>96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/>
          <table:table-cell table:formula="of:=([.D10]*9/5+32)*2+32" office:value-type="float" office:value="96" calcext:value-type="float">
            <text:p>96</text:p>
          </table:table-cell>
          <table:table-cell table:formula="of:=([.E10]*9/5+32)*2+32" office:value-type="float" office:value="-264" calcext:value-type="float">
            <text:p>-264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D11]*9/5+32)*2+32" office:value-type="float" office:value="456" calcext:value-type="float">
            <text:p>456</text:p>
          </table:table-cell>
          <table:table-cell table:formula="of:=([.E11]*9/5+32)*2+32" office:value-type="float" office:value="96" calcext:value-type="float">
            <text:p>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5-07-25T07:58:33.186038963</meta:creation-date>
    <dc:date>2025-07-25T08:03:54.915001095</dc:date>
    <meta:editing-duration>PT5M22S</meta:editing-duration>
    <meta:editing-cycles>1</meta:editing-cycles>
    <meta:document-statistic meta:table-count="1" meta:cell-count="45" meta:object-count="0"/>
    <meta:generator>LibreOffice/6.4.7.2$Linux_X86_64 LibreOffice_project/40$Build-2</meta:generator>
  </office:meta>
</office:document-meta>
</file>